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>
    <style:style style:name="HeaderPara" style:family="paragraph" style:display-name="HeaderPara">
      <style:text-properties fo:font-weight="bold" style:font-weight-asian="bold" style:font-weight-complex="bold"/>
    </style:style>
    <style:style style:name="HeaderCell" style:family="table-cell" style:display-name="HeaderCell">
      <style:text-properties fo:font-weight="bold" style:font-weight-asian="bold" style:font-weight-complex="bold"/>
    </style:style>
    <style:style style:name="BoldCell" style:family="table-cell" style:display-name="BoldCell">
      <style:text-properties fo:font-weight="bold" style:font-weight-asian="bold" style:font-weight-complex="bold"/>
    </style:style>
  </office:automatic-styles>
  <office:body>
    <office:spreadsheet>
      <table:table table:name="Crypto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Changes</text:p>
          </table:table-cell>
          <table:table-cell table:style-name="HeaderCell">
            <text:p text:style-name="HeaderPara">Status</text:p>
          </table:table-cell>
          <table:table-cell table:style-name="HeaderCell">
            <text:p text:style-name="HeaderPara">EEA0</text:p>
          </table:table-cell>
          <table:table-cell table:style-name="HeaderCell">
            <text:p text:style-name="HeaderPara">128‑EEA1</text:p>
          </table:table-cell>
          <table:table-cell table:style-name="HeaderCell">
            <text:p text:style-name="HeaderPara">128‑EEA2</text:p>
          </table:table-cell>
          <table:table-cell table:style-name="HeaderCell">
            <text:p text:style-name="HeaderPara">128‑EEA3</text:p>
          </table:table-cell>
          <table:table-cell table:style-name="HeaderCell">
            <text:p text:style-name="HeaderPara">128‑EIA1</text:p>
          </table:table-cell>
          <table:table-cell table:style-name="HeaderCell">
            <text:p text:style-name="HeaderPara">128‑EIA2</text:p>
          </table:table-cell>
          <table:table-cell table:style-name="HeaderCell">
            <text:p text:style-name="HeaderPara">128‑EIA3</text:p>
          </table:table-cell>
        </table:table-row>
        <table:table-row>
          <table:table-cell>
            <text:p>2G C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G P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RRC ENC</text:p>
          </table:table-cell>
          <table:table-cell>
            <text:p>609</text:p>
          </table:table-cell>
          <table:table-cell table:style-name="BoldCell">
            <text:p text:style-name="HeaderPara">Fail</text:p>
          </table:table-cell>
          <table:table-cell>
            <text:p>152</text:p>
          </table:table-cell>
          <table:table-cell>
            <text:p>303</text:p>
          </table:table-cell>
          <table:table-cell>
            <text:p>15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RRC INT</text:p>
          </table:table-cell>
          <table:table-cell>
            <text:p>609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49</text:p>
          </table:table-cell>
          <table:table-cell>
            <text:p>460</text:p>
          </table:table-cell>
          <table:table-cell>
            <text:p>0</text:p>
          </table:table-cell>
        </table:table-row>
        <table:table-row>
          <table:table-cell>
            <text:p>4G NAS ENC</text:p>
          </table:table-cell>
          <table:table-cell>
            <text:p>600</text:p>
          </table:table-cell>
          <table:table-cell table:style-name="BoldCell">
            <text:p text:style-name="HeaderPara">Fail</text:p>
          </table:table-cell>
          <table:table-cell>
            <text:p>150</text:p>
          </table:table-cell>
          <table:table-cell>
            <text:p>150</text:p>
          </table:table-cell>
          <table:table-cell>
            <text:p>150</text:p>
          </table:table-cell>
          <table:table-cell>
            <text:p>15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NAS INT</text:p>
          </table:table-cell>
          <table:table-cell>
            <text:p>60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0</text:p>
          </table:table-cell>
          <table:table-cell>
            <text:p>300</text:p>
          </table:table-cell>
          <table:table-cell>
            <text:p>150</text:p>
          </table:table-cell>
        </table:table-row>
        <table:table-row>
          <table:table-cell>
            <text:p>5G RRC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RRC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</table:table>
      <table:table table:name="IDs Messages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Timestamp</text:p>
          </table:table-cell>
          <table:table-cell table:style-name="HeaderCell">
            <text:p text:style-name="HeaderPara">Domain</text:p>
          </table:table-cell>
          <table:table-cell table:style-name="HeaderCell">
            <text:p text:style-name="HeaderPara">Message</text:p>
          </table:table-cell>
          <table:table-cell table:style-name="HeaderCell">
            <text:p text:style-name="HeaderPara">ID Type</text:p>
          </table:table-cell>
          <table:table-cell table:style-name="HeaderCell">
            <text:p text:style-name="HeaderPara">ID</text:p>
          </table:table-cell>
        </table:table-row>
        <table:table-row>
          <table:table-cell>
            <text:p>4G NAS ID</text:p>
          </table:table-cell>
          <table:table-cell>
            <text:p>2025-09-28 19:33:3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e1bf664</text:p>
          </table:table-cell>
        </table:table-row>
        <table:table-row>
          <table:table-cell>
            <text:p>4G NAS ID</text:p>
          </table:table-cell>
          <table:table-cell>
            <text:p>2025-09-28 19:35:0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5fd38b75</text:p>
          </table:table-cell>
        </table:table-row>
        <table:table-row>
          <table:table-cell>
            <text:p>4G NAS ID</text:p>
          </table:table-cell>
          <table:table-cell>
            <text:p>2025-09-28 19:36:1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63f68c16</text:p>
          </table:table-cell>
        </table:table-row>
        <table:table-row>
          <table:table-cell>
            <text:p>4G NAS ID</text:p>
          </table:table-cell>
          <table:table-cell>
            <text:p>2025-09-28 19:37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829e4a3</text:p>
          </table:table-cell>
        </table:table-row>
        <table:table-row>
          <table:table-cell>
            <text:p>4G NAS ID</text:p>
          </table:table-cell>
          <table:table-cell>
            <text:p>2025-09-28 19:38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78fad07f</text:p>
          </table:table-cell>
        </table:table-row>
        <table:table-row>
          <table:table-cell>
            <text:p>4G NAS ID</text:p>
          </table:table-cell>
          <table:table-cell>
            <text:p>2025-09-28 19:39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b927382</text:p>
          </table:table-cell>
        </table:table-row>
        <table:table-row>
          <table:table-cell>
            <text:p>4G NAS ID</text:p>
          </table:table-cell>
          <table:table-cell>
            <text:p>2025-09-28 19:40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b7a58fb</text:p>
          </table:table-cell>
        </table:table-row>
        <table:table-row>
          <table:table-cell>
            <text:p>4G NAS ID</text:p>
          </table:table-cell>
          <table:table-cell>
            <text:p>2025-09-28 19:42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2f8ba8a</text:p>
          </table:table-cell>
        </table:table-row>
        <table:table-row>
          <table:table-cell>
            <text:p>4G NAS ID</text:p>
          </table:table-cell>
          <table:table-cell>
            <text:p>2025-09-28 19:43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c51512b</text:p>
          </table:table-cell>
        </table:table-row>
        <table:table-row>
          <table:table-cell>
            <text:p>4G NAS ID</text:p>
          </table:table-cell>
          <table:table-cell>
            <text:p>2025-09-28 19:44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532b0bf9</text:p>
          </table:table-cell>
        </table:table-row>
        <table:table-row>
          <table:table-cell>
            <text:p>4G NAS ID</text:p>
          </table:table-cell>
          <table:table-cell>
            <text:p>2025-09-28 19:45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8b6817e</text:p>
          </table:table-cell>
        </table:table-row>
        <table:table-row>
          <table:table-cell>
            <text:p>4G NAS ID</text:p>
          </table:table-cell>
          <table:table-cell>
            <text:p>2025-09-28 19:47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cad1156b</text:p>
          </table:table-cell>
        </table:table-row>
        <table:table-row>
          <table:table-cell>
            <text:p>4G NAS ID</text:p>
          </table:table-cell>
          <table:table-cell>
            <text:p>2025-09-28 19:48:1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503c2cf</text:p>
          </table:table-cell>
        </table:table-row>
        <table:table-row>
          <table:table-cell>
            <text:p>4G NAS ID</text:p>
          </table:table-cell>
          <table:table-cell>
            <text:p>2025-09-28 19:49:2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2bbb9e7</text:p>
          </table:table-cell>
        </table:table-row>
        <table:table-row>
          <table:table-cell>
            <text:p>4G NAS ID</text:p>
          </table:table-cell>
          <table:table-cell>
            <text:p>2025-09-28 19:50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928a0e43</text:p>
          </table:table-cell>
        </table:table-row>
        <table:table-row>
          <table:table-cell>
            <text:p>4G NAS ID</text:p>
          </table:table-cell>
          <table:table-cell>
            <text:p>2025-09-28 19:51:5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010bb6e</text:p>
          </table:table-cell>
        </table:table-row>
        <table:table-row>
          <table:table-cell>
            <text:p>4G NAS ID</text:p>
          </table:table-cell>
          <table:table-cell>
            <text:p>2025-09-28 19:53:0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5efcd5db</text:p>
          </table:table-cell>
        </table:table-row>
        <table:table-row>
          <table:table-cell>
            <text:p>4G NAS ID</text:p>
          </table:table-cell>
          <table:table-cell>
            <text:p>2025-09-28 19:54:2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c81a9c5d</text:p>
          </table:table-cell>
        </table:table-row>
        <table:table-row>
          <table:table-cell>
            <text:p>4G NAS ID</text:p>
          </table:table-cell>
          <table:table-cell>
            <text:p>2025-09-28 19:55:3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ebaf267</text:p>
          </table:table-cell>
        </table:table-row>
        <table:table-row>
          <table:table-cell>
            <text:p>4G NAS ID</text:p>
          </table:table-cell>
          <table:table-cell>
            <text:p>2025-09-28 19:56:4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7c77cc1d</text:p>
          </table:table-cell>
        </table:table-row>
        <table:table-row>
          <table:table-cell>
            <text:p>4G NAS ID</text:p>
          </table:table-cell>
          <table:table-cell>
            <text:p>2025-09-28 19:57:5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704fb2d</text:p>
          </table:table-cell>
        </table:table-row>
        <table:table-row>
          <table:table-cell>
            <text:p>4G NAS ID</text:p>
          </table:table-cell>
          <table:table-cell>
            <text:p>2025-09-28 19:59:1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83f3fb0</text:p>
          </table:table-cell>
        </table:table-row>
        <table:table-row>
          <table:table-cell>
            <text:p>4G NAS ID</text:p>
          </table:table-cell>
          <table:table-cell>
            <text:p>2025-09-28 20:00:2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7e06f79</text:p>
          </table:table-cell>
        </table:table-row>
        <table:table-row>
          <table:table-cell>
            <text:p>4G NAS ID</text:p>
          </table:table-cell>
          <table:table-cell>
            <text:p>2025-09-28 20:01:3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e59e663</text:p>
          </table:table-cell>
        </table:table-row>
        <table:table-row>
          <table:table-cell>
            <text:p>4G NAS ID</text:p>
          </table:table-cell>
          <table:table-cell>
            <text:p>2025-09-28 20:02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65ee7462</text:p>
          </table:table-cell>
        </table:table-row>
        <table:table-row>
          <table:table-cell>
            <text:p>4G NAS ID</text:p>
          </table:table-cell>
          <table:table-cell>
            <text:p>2025-09-28 20:04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ee8c1e5</text:p>
          </table:table-cell>
        </table:table-row>
        <table:table-row>
          <table:table-cell>
            <text:p>4G NAS ID</text:p>
          </table:table-cell>
          <table:table-cell>
            <text:p>2025-09-28 20:05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ce09bd5</text:p>
          </table:table-cell>
        </table:table-row>
        <table:table-row>
          <table:table-cell>
            <text:p>4G NAS ID</text:p>
          </table:table-cell>
          <table:table-cell>
            <text:p>2025-09-28 20:06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2b64179</text:p>
          </table:table-cell>
        </table:table-row>
        <table:table-row>
          <table:table-cell>
            <text:p>4G NAS ID</text:p>
          </table:table-cell>
          <table:table-cell>
            <text:p>2025-09-28 20:07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f968cd9</text:p>
          </table:table-cell>
        </table:table-row>
        <table:table-row>
          <table:table-cell>
            <text:p>4G NAS ID</text:p>
          </table:table-cell>
          <table:table-cell>
            <text:p>2025-09-28 20:08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edcf086</text:p>
          </table:table-cell>
        </table:table-row>
        <table:table-row>
          <table:table-cell>
            <text:p>4G NAS ID</text:p>
          </table:table-cell>
          <table:table-cell>
            <text:p>2025-09-28 20:10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d76d539</text:p>
          </table:table-cell>
        </table:table-row>
        <table:table-row>
          <table:table-cell>
            <text:p>4G NAS ID</text:p>
          </table:table-cell>
          <table:table-cell>
            <text:p>2025-09-28 20:11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ffbb05c</text:p>
          </table:table-cell>
        </table:table-row>
        <table:table-row>
          <table:table-cell>
            <text:p>4G NAS ID</text:p>
          </table:table-cell>
          <table:table-cell>
            <text:p>2025-09-28 20:12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29b8bed</text:p>
          </table:table-cell>
        </table:table-row>
        <table:table-row>
          <table:table-cell>
            <text:p>4G NAS ID</text:p>
          </table:table-cell>
          <table:table-cell>
            <text:p>2025-09-28 20:13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95790300</text:p>
          </table:table-cell>
        </table:table-row>
        <table:table-row>
          <table:table-cell>
            <text:p>4G NAS ID</text:p>
          </table:table-cell>
          <table:table-cell>
            <text:p>2025-09-28 20:15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5e8ace26</text:p>
          </table:table-cell>
        </table:table-row>
        <table:table-row>
          <table:table-cell>
            <text:p>4G NAS ID</text:p>
          </table:table-cell>
          <table:table-cell>
            <text:p>2025-09-28 20:16:1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b555e4f</text:p>
          </table:table-cell>
        </table:table-row>
        <table:table-row>
          <table:table-cell>
            <text:p>4G NAS ID</text:p>
          </table:table-cell>
          <table:table-cell>
            <text:p>2025-09-28 20:17:2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8a3f471</text:p>
          </table:table-cell>
        </table:table-row>
        <table:table-row>
          <table:table-cell>
            <text:p>4G NAS ID</text:p>
          </table:table-cell>
          <table:table-cell>
            <text:p>2025-09-28 20:18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efb7eaa</text:p>
          </table:table-cell>
        </table:table-row>
        <table:table-row>
          <table:table-cell>
            <text:p>4G NAS ID</text:p>
          </table:table-cell>
          <table:table-cell>
            <text:p>2025-09-28 20:19:5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9faf645</text:p>
          </table:table-cell>
        </table:table-row>
        <table:table-row>
          <table:table-cell>
            <text:p>4G NAS ID</text:p>
          </table:table-cell>
          <table:table-cell>
            <text:p>2025-09-28 20:21:0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83c5e2c</text:p>
          </table:table-cell>
        </table:table-row>
        <table:table-row>
          <table:table-cell>
            <text:p>4G NAS ID</text:p>
          </table:table-cell>
          <table:table-cell>
            <text:p>2025-09-28 20:22:2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71e2b38</text:p>
          </table:table-cell>
        </table:table-row>
        <table:table-row>
          <table:table-cell>
            <text:p>4G NAS ID</text:p>
          </table:table-cell>
          <table:table-cell>
            <text:p>2025-09-28 20:23:3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67a958b0</text:p>
          </table:table-cell>
        </table:table-row>
        <table:table-row>
          <table:table-cell>
            <text:p>4G NAS ID</text:p>
          </table:table-cell>
          <table:table-cell>
            <text:p>2025-09-28 20:24:4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248fcce</text:p>
          </table:table-cell>
        </table:table-row>
        <table:table-row>
          <table:table-cell>
            <text:p>4G NAS ID</text:p>
          </table:table-cell>
          <table:table-cell>
            <text:p>2025-09-28 20:25:5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c3a6446</text:p>
          </table:table-cell>
        </table:table-row>
        <table:table-row>
          <table:table-cell>
            <text:p>4G NAS ID</text:p>
          </table:table-cell>
          <table:table-cell>
            <text:p>2025-09-28 20:27:1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daf65ee</text:p>
          </table:table-cell>
        </table:table-row>
        <table:table-row>
          <table:table-cell>
            <text:p>4G NAS ID</text:p>
          </table:table-cell>
          <table:table-cell>
            <text:p>2025-09-28 20:28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3ddfc94</text:p>
          </table:table-cell>
        </table:table-row>
        <table:table-row>
          <table:table-cell>
            <text:p>4G NAS ID</text:p>
          </table:table-cell>
          <table:table-cell>
            <text:p>2025-09-28 20:29:3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c36fa91</text:p>
          </table:table-cell>
        </table:table-row>
        <table:table-row>
          <table:table-cell>
            <text:p>4G NAS ID</text:p>
          </table:table-cell>
          <table:table-cell>
            <text:p>2025-09-28 20:30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a820989</text:p>
          </table:table-cell>
        </table:table-row>
        <table:table-row>
          <table:table-cell>
            <text:p>4G NAS ID</text:p>
          </table:table-cell>
          <table:table-cell>
            <text:p>2025-09-28 20:32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cac810d</text:p>
          </table:table-cell>
        </table:table-row>
        <table:table-row>
          <table:table-cell>
            <text:p>4G NAS ID</text:p>
          </table:table-cell>
          <table:table-cell>
            <text:p>2025-09-28 20:33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cd5ecff2</text:p>
          </table:table-cell>
        </table:table-row>
        <table:table-row>
          <table:table-cell>
            <text:p>4G NAS ID</text:p>
          </table:table-cell>
          <table:table-cell>
            <text:p>2025-09-28 20:34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58fa806b</text:p>
          </table:table-cell>
        </table:table-row>
        <table:table-row>
          <table:table-cell>
            <text:p>4G NAS ID</text:p>
          </table:table-cell>
          <table:table-cell>
            <text:p>2025-09-28 20:35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3574958</text:p>
          </table:table-cell>
        </table:table-row>
        <table:table-row>
          <table:table-cell>
            <text:p>4G NAS ID</text:p>
          </table:table-cell>
          <table:table-cell>
            <text:p>2025-09-28 20:36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7f3dfc9</text:p>
          </table:table-cell>
        </table:table-row>
        <table:table-row>
          <table:table-cell>
            <text:p>4G NAS ID</text:p>
          </table:table-cell>
          <table:table-cell>
            <text:p>2025-09-28 20:38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1b6e404</text:p>
          </table:table-cell>
        </table:table-row>
        <table:table-row>
          <table:table-cell>
            <text:p>4G NAS ID</text:p>
          </table:table-cell>
          <table:table-cell>
            <text:p>2025-09-28 20:39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1e3a12b</text:p>
          </table:table-cell>
        </table:table-row>
        <table:table-row>
          <table:table-cell>
            <text:p>4G NAS ID</text:p>
          </table:table-cell>
          <table:table-cell>
            <text:p>2025-09-28 20:40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74f2cc9</text:p>
          </table:table-cell>
        </table:table-row>
        <table:table-row>
          <table:table-cell>
            <text:p>4G NAS ID</text:p>
          </table:table-cell>
          <table:table-cell>
            <text:p>2025-09-28 20:41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f2e0f22</text:p>
          </table:table-cell>
        </table:table-row>
        <table:table-row>
          <table:table-cell>
            <text:p>4G NAS ID</text:p>
          </table:table-cell>
          <table:table-cell>
            <text:p>2025-09-28 20:43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240caa6</text:p>
          </table:table-cell>
        </table:table-row>
        <table:table-row>
          <table:table-cell>
            <text:p>4G NAS ID</text:p>
          </table:table-cell>
          <table:table-cell>
            <text:p>2025-09-28 20:44:1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b28bf26</text:p>
          </table:table-cell>
        </table:table-row>
        <table:table-row>
          <table:table-cell>
            <text:p>4G NAS ID</text:p>
          </table:table-cell>
          <table:table-cell>
            <text:p>2025-09-28 20:45:2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67341951</text:p>
          </table:table-cell>
        </table:table-row>
        <table:table-row>
          <table:table-cell>
            <text:p>4G NAS ID</text:p>
          </table:table-cell>
          <table:table-cell>
            <text:p>2025-09-28 20:46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592e155</text:p>
          </table:table-cell>
        </table:table-row>
        <table:table-row>
          <table:table-cell>
            <text:p>4G NAS ID</text:p>
          </table:table-cell>
          <table:table-cell>
            <text:p>2025-09-28 20:47:5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94daba2</text:p>
          </table:table-cell>
        </table:table-row>
        <table:table-row>
          <table:table-cell>
            <text:p>4G NAS ID</text:p>
          </table:table-cell>
          <table:table-cell>
            <text:p>2025-09-28 20:49:0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b4b968c</text:p>
          </table:table-cell>
        </table:table-row>
        <table:table-row>
          <table:table-cell>
            <text:p>4G NAS ID</text:p>
          </table:table-cell>
          <table:table-cell>
            <text:p>2025-09-28 20:50:2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94512e4</text:p>
          </table:table-cell>
        </table:table-row>
        <table:table-row>
          <table:table-cell>
            <text:p>4G NAS ID</text:p>
          </table:table-cell>
          <table:table-cell>
            <text:p>2025-09-28 20:51:3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cf81f60d</text:p>
          </table:table-cell>
        </table:table-row>
        <table:table-row>
          <table:table-cell>
            <text:p>4G NAS ID</text:p>
          </table:table-cell>
          <table:table-cell>
            <text:p>2025-09-28 20:52:4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92515555</text:p>
          </table:table-cell>
        </table:table-row>
        <table:table-row>
          <table:table-cell>
            <text:p>4G NAS ID</text:p>
          </table:table-cell>
          <table:table-cell>
            <text:p>2025-09-28 20:53:5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f6a8a4c</text:p>
          </table:table-cell>
        </table:table-row>
        <table:table-row>
          <table:table-cell>
            <text:p>4G NAS ID</text:p>
          </table:table-cell>
          <table:table-cell>
            <text:p>2025-09-28 20:55:1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071a90e</text:p>
          </table:table-cell>
        </table:table-row>
        <table:table-row>
          <table:table-cell>
            <text:p>4G NAS ID</text:p>
          </table:table-cell>
          <table:table-cell>
            <text:p>2025-09-28 20:56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6c4059c5</text:p>
          </table:table-cell>
        </table:table-row>
        <table:table-row>
          <table:table-cell>
            <text:p>4G NAS ID</text:p>
          </table:table-cell>
          <table:table-cell>
            <text:p>2025-09-28 20:57:3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3eacd81</text:p>
          </table:table-cell>
        </table:table-row>
        <table:table-row>
          <table:table-cell>
            <text:p>4G NAS ID</text:p>
          </table:table-cell>
          <table:table-cell>
            <text:p>2025-09-28 20:58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7e744b0</text:p>
          </table:table-cell>
        </table:table-row>
        <table:table-row>
          <table:table-cell>
            <text:p>4G NAS ID</text:p>
          </table:table-cell>
          <table:table-cell>
            <text:p>2025-09-28 21:00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9a418eb0</text:p>
          </table:table-cell>
        </table:table-row>
        <table:table-row>
          <table:table-cell>
            <text:p>4G NAS ID</text:p>
          </table:table-cell>
          <table:table-cell>
            <text:p>2025-09-28 21:01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37c1c2</text:p>
          </table:table-cell>
        </table:table-row>
        <table:table-row>
          <table:table-cell>
            <text:p>4G NAS ID</text:p>
          </table:table-cell>
          <table:table-cell>
            <text:p>2025-09-28 21:02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c3eb679</text:p>
          </table:table-cell>
        </table:table-row>
        <table:table-row>
          <table:table-cell>
            <text:p>4G NAS ID</text:p>
          </table:table-cell>
          <table:table-cell>
            <text:p>2025-09-28 21:03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3bbc3c8</text:p>
          </table:table-cell>
        </table:table-row>
        <table:table-row>
          <table:table-cell>
            <text:p>4G NAS ID</text:p>
          </table:table-cell>
          <table:table-cell>
            <text:p>2025-09-28 21:04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e688cfe</text:p>
          </table:table-cell>
        </table:table-row>
        <table:table-row>
          <table:table-cell>
            <text:p>4G NAS ID</text:p>
          </table:table-cell>
          <table:table-cell>
            <text:p>2025-09-28 21:06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db7d829</text:p>
          </table:table-cell>
        </table:table-row>
        <table:table-row>
          <table:table-cell>
            <text:p>4G NAS ID</text:p>
          </table:table-cell>
          <table:table-cell>
            <text:p>2025-09-28 21:07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c5a3caf</text:p>
          </table:table-cell>
        </table:table-row>
        <table:table-row>
          <table:table-cell>
            <text:p>4G NAS ID</text:p>
          </table:table-cell>
          <table:table-cell>
            <text:p>2025-09-28 21:08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791b90db</text:p>
          </table:table-cell>
        </table:table-row>
        <table:table-row>
          <table:table-cell>
            <text:p>4G NAS ID</text:p>
          </table:table-cell>
          <table:table-cell>
            <text:p>2025-09-28 21:09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537ef1a</text:p>
          </table:table-cell>
        </table:table-row>
        <table:table-row>
          <table:table-cell>
            <text:p>4G NAS ID</text:p>
          </table:table-cell>
          <table:table-cell>
            <text:p>2025-09-28 21:11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bd147d1</text:p>
          </table:table-cell>
        </table:table-row>
        <table:table-row>
          <table:table-cell>
            <text:p>4G NAS ID</text:p>
          </table:table-cell>
          <table:table-cell>
            <text:p>2025-09-28 21:12:1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6dca1f3a</text:p>
          </table:table-cell>
        </table:table-row>
        <table:table-row>
          <table:table-cell>
            <text:p>4G NAS ID</text:p>
          </table:table-cell>
          <table:table-cell>
            <text:p>2025-09-28 21:13:2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8c0e2b3</text:p>
          </table:table-cell>
        </table:table-row>
        <table:table-row>
          <table:table-cell>
            <text:p>4G NAS ID</text:p>
          </table:table-cell>
          <table:table-cell>
            <text:p>2025-09-28 21:14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40c8b4f</text:p>
          </table:table-cell>
        </table:table-row>
        <table:table-row>
          <table:table-cell>
            <text:p>4G NAS ID</text:p>
          </table:table-cell>
          <table:table-cell>
            <text:p>2025-09-28 21:15:5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ba4d971</text:p>
          </table:table-cell>
        </table:table-row>
        <table:table-row>
          <table:table-cell>
            <text:p>4G NAS ID</text:p>
          </table:table-cell>
          <table:table-cell>
            <text:p>2025-09-28 21:17:0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97b1d8f</text:p>
          </table:table-cell>
        </table:table-row>
        <table:table-row>
          <table:table-cell>
            <text:p>4G NAS ID</text:p>
          </table:table-cell>
          <table:table-cell>
            <text:p>2025-09-28 21:18:2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d7201aa</text:p>
          </table:table-cell>
        </table:table-row>
        <table:table-row>
          <table:table-cell>
            <text:p>4G NAS ID</text:p>
          </table:table-cell>
          <table:table-cell>
            <text:p>2025-09-28 21:19:3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093cb98</text:p>
          </table:table-cell>
        </table:table-row>
        <table:table-row>
          <table:table-cell>
            <text:p>4G NAS ID</text:p>
          </table:table-cell>
          <table:table-cell>
            <text:p>2025-09-28 21:20:4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c5e92dd</text:p>
          </table:table-cell>
        </table:table-row>
        <table:table-row>
          <table:table-cell>
            <text:p>4G NAS ID</text:p>
          </table:table-cell>
          <table:table-cell>
            <text:p>2025-09-28 21:22:0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7963add</text:p>
          </table:table-cell>
        </table:table-row>
        <table:table-row>
          <table:table-cell>
            <text:p>4G NAS ID</text:p>
          </table:table-cell>
          <table:table-cell>
            <text:p>2025-09-28 21:23:1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09d45e6</text:p>
          </table:table-cell>
        </table:table-row>
        <table:table-row>
          <table:table-cell>
            <text:p>4G NAS ID</text:p>
          </table:table-cell>
          <table:table-cell>
            <text:p>2025-09-28 21:24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3c8aa52</text:p>
          </table:table-cell>
        </table:table-row>
        <table:table-row>
          <table:table-cell>
            <text:p>4G NAS ID</text:p>
          </table:table-cell>
          <table:table-cell>
            <text:p>2025-09-28 21:25:3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6eefda1f</text:p>
          </table:table-cell>
        </table:table-row>
        <table:table-row>
          <table:table-cell>
            <text:p>4G NAS ID</text:p>
          </table:table-cell>
          <table:table-cell>
            <text:p>2025-09-28 21:26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77d1299f</text:p>
          </table:table-cell>
        </table:table-row>
        <table:table-row>
          <table:table-cell>
            <text:p>4G NAS ID</text:p>
          </table:table-cell>
          <table:table-cell>
            <text:p>2025-09-28 21:28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c959c46</text:p>
          </table:table-cell>
        </table:table-row>
        <table:table-row>
          <table:table-cell>
            <text:p>4G NAS ID</text:p>
          </table:table-cell>
          <table:table-cell>
            <text:p>2025-09-28 21:29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7e586584</text:p>
          </table:table-cell>
        </table:table-row>
        <table:table-row>
          <table:table-cell>
            <text:p>4G NAS ID</text:p>
          </table:table-cell>
          <table:table-cell>
            <text:p>2025-09-28 21:30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cdced07</text:p>
          </table:table-cell>
        </table:table-row>
        <table:table-row>
          <table:table-cell>
            <text:p>4G NAS ID</text:p>
          </table:table-cell>
          <table:table-cell>
            <text:p>2025-09-28 21:31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c666c04</text:p>
          </table:table-cell>
        </table:table-row>
        <table:table-row>
          <table:table-cell>
            <text:p>4G NAS ID</text:p>
          </table:table-cell>
          <table:table-cell>
            <text:p>2025-09-28 21:32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40798b2</text:p>
          </table:table-cell>
        </table:table-row>
        <table:table-row>
          <table:table-cell>
            <text:p>4G NAS ID</text:p>
          </table:table-cell>
          <table:table-cell>
            <text:p>2025-09-28 21:34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2ff6a57</text:p>
          </table:table-cell>
        </table:table-row>
        <table:table-row>
          <table:table-cell>
            <text:p>4G NAS ID</text:p>
          </table:table-cell>
          <table:table-cell>
            <text:p>2025-09-28 21:35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470dde7</text:p>
          </table:table-cell>
        </table:table-row>
        <table:table-row>
          <table:table-cell>
            <text:p>4G NAS ID</text:p>
          </table:table-cell>
          <table:table-cell>
            <text:p>2025-09-28 21:36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53a9363</text:p>
          </table:table-cell>
        </table:table-row>
        <table:table-row>
          <table:table-cell>
            <text:p>4G NAS ID</text:p>
          </table:table-cell>
          <table:table-cell>
            <text:p>2025-09-28 21:37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d17f0d1</text:p>
          </table:table-cell>
        </table:table-row>
        <table:table-row>
          <table:table-cell>
            <text:p>4G NAS ID</text:p>
          </table:table-cell>
          <table:table-cell>
            <text:p>2025-09-28 21:39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8c8d391</text:p>
          </table:table-cell>
        </table:table-row>
        <table:table-row>
          <table:table-cell>
            <text:p>4G NAS ID</text:p>
          </table:table-cell>
          <table:table-cell>
            <text:p>2025-09-28 21:40:1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1433e76</text:p>
          </table:table-cell>
        </table:table-row>
        <table:table-row>
          <table:table-cell>
            <text:p>4G NAS ID</text:p>
          </table:table-cell>
          <table:table-cell>
            <text:p>2025-09-28 21:41:2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5f58e06a</text:p>
          </table:table-cell>
        </table:table-row>
        <table:table-row>
          <table:table-cell>
            <text:p>4G NAS ID</text:p>
          </table:table-cell>
          <table:table-cell>
            <text:p>2025-09-28 21:42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75a12b6</text:p>
          </table:table-cell>
        </table:table-row>
        <table:table-row>
          <table:table-cell>
            <text:p>4G NAS ID</text:p>
          </table:table-cell>
          <table:table-cell>
            <text:p>2025-09-28 21:43:5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e667796</text:p>
          </table:table-cell>
        </table:table-row>
        <table:table-row>
          <table:table-cell>
            <text:p>4G NAS ID</text:p>
          </table:table-cell>
          <table:table-cell>
            <text:p>2025-09-28 21:45:0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0182060</text:p>
          </table:table-cell>
        </table:table-row>
        <table:table-row>
          <table:table-cell>
            <text:p>4G NAS ID</text:p>
          </table:table-cell>
          <table:table-cell>
            <text:p>2025-09-28 21:46:2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63409a5</text:p>
          </table:table-cell>
        </table:table-row>
        <table:table-row>
          <table:table-cell>
            <text:p>4G NAS ID</text:p>
          </table:table-cell>
          <table:table-cell>
            <text:p>2025-09-28 21:47:3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7a4b037</text:p>
          </table:table-cell>
        </table:table-row>
        <table:table-row>
          <table:table-cell>
            <text:p>4G NAS ID</text:p>
          </table:table-cell>
          <table:table-cell>
            <text:p>2025-09-28 21:48:4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2a4550a</text:p>
          </table:table-cell>
        </table:table-row>
        <table:table-row>
          <table:table-cell>
            <text:p>4G NAS ID</text:p>
          </table:table-cell>
          <table:table-cell>
            <text:p>2025-09-28 21:50:0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6a562849</text:p>
          </table:table-cell>
        </table:table-row>
        <table:table-row>
          <table:table-cell>
            <text:p>4G NAS ID</text:p>
          </table:table-cell>
          <table:table-cell>
            <text:p>2025-09-28 21:51:1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f5af9e8</text:p>
          </table:table-cell>
        </table:table-row>
        <table:table-row>
          <table:table-cell>
            <text:p>4G NAS ID</text:p>
          </table:table-cell>
          <table:table-cell>
            <text:p>2025-09-28 21:52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93e85957</text:p>
          </table:table-cell>
        </table:table-row>
        <table:table-row>
          <table:table-cell>
            <text:p>4G NAS ID</text:p>
          </table:table-cell>
          <table:table-cell>
            <text:p>2025-09-28 21:53:3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263dbb9</text:p>
          </table:table-cell>
        </table:table-row>
        <table:table-row>
          <table:table-cell>
            <text:p>4G NAS ID</text:p>
          </table:table-cell>
          <table:table-cell>
            <text:p>2025-09-28 21:54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3714003</text:p>
          </table:table-cell>
        </table:table-row>
        <table:table-row>
          <table:table-cell>
            <text:p>4G NAS ID</text:p>
          </table:table-cell>
          <table:table-cell>
            <text:p>2025-09-28 21:56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b50e0fc</text:p>
          </table:table-cell>
        </table:table-row>
        <table:table-row>
          <table:table-cell>
            <text:p>4G NAS ID</text:p>
          </table:table-cell>
          <table:table-cell>
            <text:p>2025-09-28 21:57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c6774482</text:p>
          </table:table-cell>
        </table:table-row>
        <table:table-row>
          <table:table-cell>
            <text:p>4G NAS ID</text:p>
          </table:table-cell>
          <table:table-cell>
            <text:p>2025-09-28 21:58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27e208e</text:p>
          </table:table-cell>
        </table:table-row>
        <table:table-row>
          <table:table-cell>
            <text:p>4G NAS ID</text:p>
          </table:table-cell>
          <table:table-cell>
            <text:p>2025-09-28 21:59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c3b6c83</text:p>
          </table:table-cell>
        </table:table-row>
        <table:table-row>
          <table:table-cell>
            <text:p>4G NAS ID</text:p>
          </table:table-cell>
          <table:table-cell>
            <text:p>2025-09-28 22:00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d999da6</text:p>
          </table:table-cell>
        </table:table-row>
        <table:table-row>
          <table:table-cell>
            <text:p>4G NAS ID</text:p>
          </table:table-cell>
          <table:table-cell>
            <text:p>2025-09-28 22:02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7f29fe40</text:p>
          </table:table-cell>
        </table:table-row>
        <table:table-row>
          <table:table-cell>
            <text:p>4G NAS ID</text:p>
          </table:table-cell>
          <table:table-cell>
            <text:p>2025-09-28 22:03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987bd4c</text:p>
          </table:table-cell>
        </table:table-row>
        <table:table-row>
          <table:table-cell>
            <text:p>4G NAS ID</text:p>
          </table:table-cell>
          <table:table-cell>
            <text:p>2025-09-28 22:04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a9766af</text:p>
          </table:table-cell>
        </table:table-row>
        <table:table-row>
          <table:table-cell>
            <text:p>4G NAS ID</text:p>
          </table:table-cell>
          <table:table-cell>
            <text:p>2025-09-28 22:05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860361c</text:p>
          </table:table-cell>
        </table:table-row>
        <table:table-row>
          <table:table-cell>
            <text:p>4G NAS ID</text:p>
          </table:table-cell>
          <table:table-cell>
            <text:p>2025-09-28 22:07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8374f89</text:p>
          </table:table-cell>
        </table:table-row>
        <table:table-row>
          <table:table-cell>
            <text:p>4G NAS ID</text:p>
          </table:table-cell>
          <table:table-cell>
            <text:p>2025-09-28 22:08:1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ac1e631</text:p>
          </table:table-cell>
        </table:table-row>
        <table:table-row>
          <table:table-cell>
            <text:p>4G NAS ID</text:p>
          </table:table-cell>
          <table:table-cell>
            <text:p>2025-09-28 22:09:2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06d759c</text:p>
          </table:table-cell>
        </table:table-row>
        <table:table-row>
          <table:table-cell>
            <text:p>4G NAS ID</text:p>
          </table:table-cell>
          <table:table-cell>
            <text:p>2025-09-28 22:10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8a99da9</text:p>
          </table:table-cell>
        </table:table-row>
        <table:table-row>
          <table:table-cell>
            <text:p>4G NAS ID</text:p>
          </table:table-cell>
          <table:table-cell>
            <text:p>2025-09-28 22:11:5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26d3adb</text:p>
          </table:table-cell>
        </table:table-row>
        <table:table-row>
          <table:table-cell>
            <text:p>4G NAS ID</text:p>
          </table:table-cell>
          <table:table-cell>
            <text:p>2025-09-28 22:13:0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cf887c4e</text:p>
          </table:table-cell>
        </table:table-row>
        <table:table-row>
          <table:table-cell>
            <text:p>4G NAS ID</text:p>
          </table:table-cell>
          <table:table-cell>
            <text:p>2025-09-28 22:14:2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b0f41bc</text:p>
          </table:table-cell>
        </table:table-row>
        <table:table-row>
          <table:table-cell>
            <text:p>4G NAS ID</text:p>
          </table:table-cell>
          <table:table-cell>
            <text:p>2025-09-28 22:15:3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3149efb</text:p>
          </table:table-cell>
        </table:table-row>
        <table:table-row>
          <table:table-cell>
            <text:p>4G NAS ID</text:p>
          </table:table-cell>
          <table:table-cell>
            <text:p>2025-09-28 22:16:4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b7c45db</text:p>
          </table:table-cell>
        </table:table-row>
        <table:table-row>
          <table:table-cell>
            <text:p>4G NAS ID</text:p>
          </table:table-cell>
          <table:table-cell>
            <text:p>2025-09-28 22:18:0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1125c1d</text:p>
          </table:table-cell>
        </table:table-row>
        <table:table-row>
          <table:table-cell>
            <text:p>4G NAS ID</text:p>
          </table:table-cell>
          <table:table-cell>
            <text:p>2025-09-28 22:19:1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d8c8450</text:p>
          </table:table-cell>
        </table:table-row>
        <table:table-row>
          <table:table-cell>
            <text:p>4G NAS ID</text:p>
          </table:table-cell>
          <table:table-cell>
            <text:p>2025-09-28 22:20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bd67ff2</text:p>
          </table:table-cell>
        </table:table-row>
        <table:table-row>
          <table:table-cell>
            <text:p>4G NAS ID</text:p>
          </table:table-cell>
          <table:table-cell>
            <text:p>2025-09-28 22:21:3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98f60</text:p>
          </table:table-cell>
        </table:table-row>
        <table:table-row>
          <table:table-cell>
            <text:p>4G NAS ID</text:p>
          </table:table-cell>
          <table:table-cell>
            <text:p>2025-09-28 22:22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6cbadb0</text:p>
          </table:table-cell>
        </table:table-row>
        <table:table-row>
          <table:table-cell>
            <text:p>4G NAS ID</text:p>
          </table:table-cell>
          <table:table-cell>
            <text:p>2025-09-28 22:24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23b98f6</text:p>
          </table:table-cell>
        </table:table-row>
        <table:table-row>
          <table:table-cell>
            <text:p>4G NAS ID</text:p>
          </table:table-cell>
          <table:table-cell>
            <text:p>2025-09-28 22:25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1281432</text:p>
          </table:table-cell>
        </table:table-row>
        <table:table-row>
          <table:table-cell>
            <text:p>4G NAS ID</text:p>
          </table:table-cell>
          <table:table-cell>
            <text:p>2025-09-28 22:26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e74e58f</text:p>
          </table:table-cell>
        </table:table-row>
        <table:table-row>
          <table:table-cell>
            <text:p>4G NAS ID</text:p>
          </table:table-cell>
          <table:table-cell>
            <text:p>2025-09-28 22:27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4287f7f</text:p>
          </table:table-cell>
        </table:table-row>
        <table:table-row>
          <table:table-cell>
            <text:p>4G NAS ID</text:p>
          </table:table-cell>
          <table:table-cell>
            <text:p>2025-09-28 22:28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71c4773c</text:p>
          </table:table-cell>
        </table:table-row>
        <table:table-row>
          <table:table-cell>
            <text:p>4G NAS ID</text:p>
          </table:table-cell>
          <table:table-cell>
            <text:p>2025-09-28 22:30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cdcc8cc6</text:p>
          </table:table-cell>
        </table:table-row>
        <table:table-row>
          <table:table-cell>
            <text:p>4G NAS ID</text:p>
          </table:table-cell>
          <table:table-cell>
            <text:p>2025-09-28 22:31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5d9badf</text:p>
          </table:table-cell>
        </table:table-row>
        <table:table-row>
          <table:table-cell>
            <text:p>4G NAS ID</text:p>
          </table:table-cell>
          <table:table-cell>
            <text:p>2025-09-28 22:32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c42c26e8</text:p>
          </table:table-cell>
        </table:table-row>
        <table:table-row>
          <table:table-cell>
            <text:p>4G NAS ID</text:p>
          </table:table-cell>
          <table:table-cell>
            <text:p>2025-09-28 22:33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c6f8d7d5</text:p>
          </table:table-cell>
        </table:table-row>
        <table:table-row>
          <table:table-cell>
            <text:p>4G NAS ID</text:p>
          </table:table-cell>
          <table:table-cell>
            <text:p>2025-09-28 22:35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50b9c79</text:p>
          </table:table-cell>
        </table:table-row>
        <table:table-row>
          <table:table-cell>
            <text:p>4G NAS ID</text:p>
          </table:table-cell>
          <table:table-cell>
            <text:p>2025-09-28 22:36:1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69ea929b</text:p>
          </table:table-cell>
        </table:table-row>
        <table:table-row>
          <table:table-cell>
            <text:p>4G NAS ID</text:p>
          </table:table-cell>
          <table:table-cell>
            <text:p>2025-09-28 22:37:2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1f49774</text:p>
          </table:table-cell>
        </table:table-row>
        <table:table-row>
          <table:table-cell>
            <text:p>4G NAS ID</text:p>
          </table:table-cell>
          <table:table-cell>
            <text:p>2025-09-28 22:38:4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fb49388</text:p>
          </table:table-cell>
        </table:table-row>
        <table:table-row>
          <table:table-cell>
            <text:p>4G NAS ID</text:p>
          </table:table-cell>
          <table:table-cell>
            <text:p>2025-09-28 22:39:5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4032d7e</text:p>
          </table:table-cell>
        </table:table-row>
        <table:table-row>
          <table:table-cell>
            <text:p>4G NAS ID</text:p>
          </table:table-cell>
          <table:table-cell>
            <text:p>2025-09-28 22:41:0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a669845</text:p>
          </table:table-cell>
        </table:table-row>
        <table:table-row>
          <table:table-cell>
            <text:p>4G NAS ID</text:p>
          </table:table-cell>
          <table:table-cell>
            <text:p>2025-09-28 22:42:2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9b0321e</text:p>
          </table:table-cell>
        </table:table-row>
        <table:table-row>
          <table:table-cell>
            <text:p>4G NAS ID</text:p>
          </table:table-cell>
          <table:table-cell>
            <text:p>2025-09-28 22:43:3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727751d5</text:p>
          </table:table-cell>
        </table:table-row>
        <table:table-row>
          <table:table-cell>
            <text:p>4G NAS ID</text:p>
          </table:table-cell>
          <table:table-cell>
            <text:p>2025-09-28 22:44:4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610589b</text:p>
          </table:table-cell>
        </table:table-row>
        <table:table-row>
          <table:table-cell>
            <text:p>4G NAS ID</text:p>
          </table:table-cell>
          <table:table-cell>
            <text:p>2025-09-28 22:46:0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92bf8734</text:p>
          </table:table-cell>
        </table:table-row>
        <table:table-row>
          <table:table-cell>
            <text:p>4G NAS ID</text:p>
          </table:table-cell>
          <table:table-cell>
            <text:p>2025-09-28 22:47:1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fb028ee</text:p>
          </table:table-cell>
        </table:table-row>
        <table:table-row>
          <table:table-cell>
            <text:p>4G NAS ID</text:p>
          </table:table-cell>
          <table:table-cell>
            <text:p>2025-09-28 22:48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bab06c9</text:p>
          </table:table-cell>
        </table:table-row>
        <table:table-row>
          <table:table-cell>
            <text:p>4G NAS ID</text:p>
          </table:table-cell>
          <table:table-cell>
            <text:p>2025-09-28 22:49:3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778e4cc</text:p>
          </table:table-cell>
        </table:table-row>
        <table:table-row>
          <table:table-cell>
            <text:p>4G NAS ID</text:p>
          </table:table-cell>
          <table:table-cell>
            <text:p>2025-09-28 22:50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6430dc8</text:p>
          </table:table-cell>
        </table:table-row>
        <table:table-row>
          <table:table-cell>
            <text:p>4G NAS ID</text:p>
          </table:table-cell>
          <table:table-cell>
            <text:p>2025-09-28 22:52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7a44571</text:p>
          </table:table-cell>
        </table:table-row>
        <table:table-row>
          <table:table-cell>
            <text:p>4G NAS ID</text:p>
          </table:table-cell>
          <table:table-cell>
            <text:p>2025-09-28 22:53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44b506b</text:p>
          </table:table-cell>
        </table:table-row>
        <table:table-row>
          <table:table-cell>
            <text:p>4G NAS ID</text:p>
          </table:table-cell>
          <table:table-cell>
            <text:p>2025-09-28 22:54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5c326123</text:p>
          </table:table-cell>
        </table:table-row>
        <table:table-row>
          <table:table-cell>
            <text:p>4G NAS ID</text:p>
          </table:table-cell>
          <table:table-cell>
            <text:p>2025-09-28 22:55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9d2e8793</text:p>
          </table:table-cell>
        </table:table-row>
        <table:table-row>
          <table:table-cell>
            <text:p>4G NAS ID</text:p>
          </table:table-cell>
          <table:table-cell>
            <text:p>2025-09-28 22:56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b2545b0</text:p>
          </table:table-cell>
        </table:table-row>
        <table:table-row>
          <table:table-cell>
            <text:p>4G NAS ID</text:p>
          </table:table-cell>
          <table:table-cell>
            <text:p>2025-09-28 22:58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4ca147e</text:p>
          </table:table-cell>
        </table:table-row>
        <table:table-row>
          <table:table-cell>
            <text:p>4G NAS ID</text:p>
          </table:table-cell>
          <table:table-cell>
            <text:p>2025-09-28 22:59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a22d0b6</text:p>
          </table:table-cell>
        </table:table-row>
        <table:table-row>
          <table:table-cell>
            <text:p>4G NAS ID</text:p>
          </table:table-cell>
          <table:table-cell>
            <text:p>2025-09-28 23:00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a860568</text:p>
          </table:table-cell>
        </table:table-row>
        <table:table-row>
          <table:table-cell>
            <text:p>4G NAS ID</text:p>
          </table:table-cell>
          <table:table-cell>
            <text:p>2025-09-28 23:01:5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0341c61</text:p>
          </table:table-cell>
        </table:table-row>
        <table:table-row>
          <table:table-cell>
            <text:p>4G NAS ID</text:p>
          </table:table-cell>
          <table:table-cell>
            <text:p>2025-09-28 23:03:0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ce627b8f</text:p>
          </table:table-cell>
        </table:table-row>
        <table:table-row>
          <table:table-cell>
            <text:p>4G NAS ID</text:p>
          </table:table-cell>
          <table:table-cell>
            <text:p>2025-09-28 23:04:1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00c767c</text:p>
          </table:table-cell>
        </table:table-row>
        <table:table-row>
          <table:table-cell>
            <text:p>4G NAS ID</text:p>
          </table:table-cell>
          <table:table-cell>
            <text:p>2025-09-28 23:05:2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3026434</text:p>
          </table:table-cell>
        </table:table-row>
        <table:table-row>
          <table:table-cell>
            <text:p>4G NAS ID</text:p>
          </table:table-cell>
          <table:table-cell>
            <text:p>2025-09-28 23:06:4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21e1392</text:p>
          </table:table-cell>
        </table:table-row>
        <table:table-row>
          <table:table-cell>
            <text:p>4G NAS ID</text:p>
          </table:table-cell>
          <table:table-cell>
            <text:p>2025-09-28 23:07:5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8306da4</text:p>
          </table:table-cell>
        </table:table-row>
        <table:table-row>
          <table:table-cell>
            <text:p>4G NAS ID</text:p>
          </table:table-cell>
          <table:table-cell>
            <text:p>2025-09-28 23:09:0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9a54a64</text:p>
          </table:table-cell>
        </table:table-row>
        <table:table-row>
          <table:table-cell>
            <text:p>4G NAS ID</text:p>
          </table:table-cell>
          <table:table-cell>
            <text:p>2025-09-28 23:10:2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8647008</text:p>
          </table:table-cell>
        </table:table-row>
        <table:table-row>
          <table:table-cell>
            <text:p>4G NAS ID</text:p>
          </table:table-cell>
          <table:table-cell>
            <text:p>2025-09-28 23:11:3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d7f85a9</text:p>
          </table:table-cell>
        </table:table-row>
        <table:table-row>
          <table:table-cell>
            <text:p>4G NAS ID</text:p>
          </table:table-cell>
          <table:table-cell>
            <text:p>2025-09-28 23:12:4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086883ee</text:p>
          </table:table-cell>
        </table:table-row>
        <table:table-row>
          <table:table-cell>
            <text:p>4G NAS ID</text:p>
          </table:table-cell>
          <table:table-cell>
            <text:p>2025-09-28 23:14:0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afa1f26</text:p>
          </table:table-cell>
        </table:table-row>
        <table:table-row>
          <table:table-cell>
            <text:p>4G NAS ID</text:p>
          </table:table-cell>
          <table:table-cell>
            <text:p>2025-09-28 23:15:1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e128510</text:p>
          </table:table-cell>
        </table:table-row>
        <table:table-row>
          <table:table-cell>
            <text:p>4G NAS ID</text:p>
          </table:table-cell>
          <table:table-cell>
            <text:p>2025-09-28 23:16:2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113020c</text:p>
          </table:table-cell>
        </table:table-row>
        <table:table-row>
          <table:table-cell>
            <text:p>4G NAS ID</text:p>
          </table:table-cell>
          <table:table-cell>
            <text:p>2025-09-28 23:17:3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863458b0</text:p>
          </table:table-cell>
        </table:table-row>
        <table:table-row>
          <table:table-cell>
            <text:p>4G NAS ID</text:p>
          </table:table-cell>
          <table:table-cell>
            <text:p>2025-09-28 23:18:5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45621c0</text:p>
          </table:table-cell>
        </table:table-row>
        <table:table-row>
          <table:table-cell>
            <text:p>4G NAS ID</text:p>
          </table:table-cell>
          <table:table-cell>
            <text:p>2025-09-28 23:20:0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b729e32d</text:p>
          </table:table-cell>
        </table:table-row>
        <table:table-row>
          <table:table-cell>
            <text:p>4G NAS ID</text:p>
          </table:table-cell>
          <table:table-cell>
            <text:p>2025-09-28 23:21:18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f9e503cd</text:p>
          </table:table-cell>
        </table:table-row>
        <table:table-row>
          <table:table-cell>
            <text:p>4G NAS ID</text:p>
          </table:table-cell>
          <table:table-cell>
            <text:p>2025-09-28 23:22:31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7fa31d02</text:p>
          </table:table-cell>
        </table:table-row>
        <table:table-row>
          <table:table-cell>
            <text:p>4G NAS ID</text:p>
          </table:table-cell>
          <table:table-cell>
            <text:p>2025-09-28 23:23:44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d3d1d63</text:p>
          </table:table-cell>
        </table:table-row>
        <table:table-row>
          <table:table-cell>
            <text:p>4G NAS ID</text:p>
          </table:table-cell>
          <table:table-cell>
            <text:p>2025-09-28 23:24:57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4fce6915</text:p>
          </table:table-cell>
        </table:table-row>
        <table:table-row>
          <table:table-cell>
            <text:p>4G NAS ID</text:p>
          </table:table-cell>
          <table:table-cell>
            <text:p>2025-09-28 23:26:10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df6c6e00</text:p>
          </table:table-cell>
        </table:table-row>
        <table:table-row>
          <table:table-cell>
            <text:p>4G NAS ID</text:p>
          </table:table-cell>
          <table:table-cell>
            <text:p>2025-09-28 23:27:2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4945993</text:p>
          </table:table-cell>
        </table:table-row>
        <table:table-row>
          <table:table-cell>
            <text:p>4G NAS ID</text:p>
          </table:table-cell>
          <table:table-cell>
            <text:p>2025-09-28 23:28:3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e805c650</text:p>
          </table:table-cell>
        </table:table-row>
        <table:table-row>
          <table:table-cell>
            <text:p>4G NAS ID</text:p>
          </table:table-cell>
          <table:table-cell>
            <text:p>2025-09-28 23:29:4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2a3ed236</text:p>
          </table:table-cell>
        </table:table-row>
        <table:table-row>
          <table:table-cell>
            <text:p>4G NAS ID</text:p>
          </table:table-cell>
          <table:table-cell>
            <text:p>2025-09-28 23:31:03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a52fe04f</text:p>
          </table:table-cell>
        </table:table-row>
        <table:table-row>
          <table:table-cell>
            <text:p>4G NAS ID</text:p>
          </table:table-cell>
          <table:table-cell>
            <text:p>2025-09-28 23:32:16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1473e7e6</text:p>
          </table:table-cell>
        </table:table-row>
        <table:table-row>
          <table:table-cell>
            <text:p>4G NAS ID</text:p>
          </table:table-cell>
          <table:table-cell>
            <text:p>2025-09-28 23:33:29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3dad1435</text:p>
          </table:table-cell>
        </table:table-row>
        <table:table-row>
          <table:table-cell>
            <text:p>4G NAS ID</text:p>
          </table:table-cell>
          <table:table-cell>
            <text:p>2025-09-28 23:34:42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5970a091</text:p>
          </table:table-cell>
        </table:table-row>
        <table:table-row>
          <table:table-cell>
            <text:p>4G NAS ID</text:p>
          </table:table-cell>
          <table:table-cell>
            <text:p>2025-09-28 23:35:55</text:p>
          </table:table-cell>
          <table:table-cell>
            <text:p/>
          </table:table-cell>
          <table:table-cell>
            <text:p>Attach Accept</text:p>
          </table:table-cell>
          <table:table-cell>
            <text:p>GUTI</text:p>
          </table:table-cell>
          <table:table-cell>
            <text:p>0x9d3280dc</text:p>
          </table:table-cell>
        </table:table-row>
      </table:table>
      <table:table table:name="Randomness Summary">
        <table:table-row>
          <table:table-cell table:style-name="HeaderCell">
            <text:p text:style-name="HeaderPara">Metric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Total Sampl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50</text:p>
          </table:table-cell>
          <table:table-cell>
            <text:p>0</text:p>
          </table:table-cell>
        </table:table-row>
        <table:table-row>
          <table:table-cell>
            <text:p>Filtered by confirmation pairing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0</text:p>
          </table:table-cell>
          <table:table-cell>
            <text:p>0</text:p>
          </table:table-cell>
        </table:table-row>
        <table:table-row>
          <table:table-cell>
            <text:p>Filtered retransmissions (10sec threshold)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sed Sampl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</table:table-row>
        <table:table-row>
          <table:table-cell>
            <text:p>Unique ID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00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ollision Rat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0.0000</text:p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ollision &l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hannon H(values) [bits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.6439</text:p>
          </table:table-cell>
          <table:table-cell>
            <text:p/>
          </table:table-cell>
        </table:table-row>
        <table:table-row>
          <table:table-cell>
            <text:p>Shannon H(values) [bits] (Miller–Madow)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.3616</text:p>
          </table:table-cell>
          <table:table-cell>
            <text:p/>
          </table:table-cell>
        </table:table-row>
        <table:table-row>
          <table:table-cell table:style-name="BoldCell">
            <text:p text:style-name="HeaderPara">H(values) normalized [0..1]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1.0000</text:p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H_norm &gt; 0.99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ucc. Hamming pair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99</text:p>
          </table:table-cell>
          <table:table-cell>
            <text:p>0</text:p>
          </table:table-cell>
        </table:table-row>
        <table:table-row>
          <table:table-cell>
            <text:p>Succ. Hamming bit width per ID [bits]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2</text:p>
          </table:table-cell>
          <table:table-cell>
            <text:p>0</text:p>
          </table:table-cell>
        </table:table-row>
        <table:table-row>
          <table:table-cell>
            <text:p>Succ. Hamming mean [bits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5.9749</text:p>
          </table:table-cell>
          <table:table-cell>
            <text:p/>
          </table:table-cell>
        </table:table-row>
        <table:table-row>
          <table:table-cell>
            <text:p>Succ. Hamming mean fraction [0..1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.4992</text:p>
          </table:table-cell>
          <table:table-cell>
            <text:p/>
          </table:table-cell>
        </table:table-row>
        <table:table-row>
          <table:table-cell>
            <text:p>Succ. Hamming z-scor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0.1253</text:p>
          </table:table-cell>
          <table:table-cell>
            <text:p/>
          </table:table-cell>
        </table:table-row>
        <table:table-row>
          <table:table-cell table:style-name="BoldCell">
            <text:p text:style-name="HeaderPara">Succ. Hamming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9.00e-01</text:p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Succ. Hamming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nibbles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.7200</text:p>
          </table:table-cell>
          <table:table-cell>
            <text:p/>
          </table:table-cell>
        </table:table-row>
        <table:table-row>
          <table:table-cell>
            <text:p>Chi-square nibbles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</table:table-row>
        <table:table-row>
          <table:table-cell table:style-name="BoldCell">
            <text:p text:style-name="HeaderPara">Chi-square nibbles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9.94e-01</text:p>
          </table:table-cell>
          <table:table-cell table:style-name="BoldCell">
            <text:p text:style-name="HeaderPara"/>
          </table:table-cell>
        </table:table-row>
        <table:table-row>
          <table:table-cell table:style-name="BoldCell">
            <text:p text:style-name="HeaderPara">Status (Chi-square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MSB (first nibble)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1.6800</text:p>
          </table:table-cell>
          <table:table-cell>
            <text:p/>
          </table:table-cell>
        </table:table-row>
        <table:table-row>
          <table:table-cell>
            <text:p>Chi-square MSB (first nibble)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</table:table-row>
        <table:table-row>
          <table:table-cell>
            <text:p>Chi-square MSB (first nibble) p-val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.04e-01</text:p>
          </table:table-cell>
          <table:table-cell>
            <text:p/>
          </table:table-cell>
        </table:table-row>
        <table:table-row>
          <table:table-cell>
            <text:p>Chi-square LSB (last nibble)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1.3600</text:p>
          </table:table-cell>
          <table:table-cell>
            <text:p/>
          </table:table-cell>
        </table:table-row>
        <table:table-row>
          <table:table-cell>
            <text:p>Chi-square LSB (last nibble)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</table:table-row>
        <table:table-row>
          <table:table-cell>
            <text:p>Chi-square LSB (last nibble) p-val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.28e-01</text:p>
          </table:table-cell>
          <table:table-cell>
            <text:p/>
          </table:table-cell>
        </table:table-row>
        <table:table-row/>
        <table:table-row>
          <table:table-cell table:style-name="HeaderCell">
            <text:p text:style-name="HeaderPara">All Nibbles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9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1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3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6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4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4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4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8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11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2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2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2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6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8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First Nibble (M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7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8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6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8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4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8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4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Last Nibble (L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6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1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1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8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7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7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7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4</text:p>
          </table:table-cell>
          <table:table-cell>
            <text:p>0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1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4</text:p>
          </table:table-cell>
          <table:table-cell>
            <text:p>0</text:p>
          </table:table-cell>
        </table:table-row>
      </table:table>
      <table:table table:name="Paging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Paging Messages</text:p>
          </table:table-cell>
          <table:table-cell table:style-name="HeaderCell">
            <text:p text:style-name="HeaderPara">IMSI IDs</text:p>
          </table:table-cell>
          <table:table-cell table:style-name="HeaderCell">
            <text:p text:style-name="HeaderPara">Status</text:p>
          </table:table-cell>
        </table:table-row>
        <table:table-row>
          <table:table-cell>
            <text:p>2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3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4G</text:p>
          </table:table-cell>
          <table:table-cell>
            <text:p>389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5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